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059" svg:font-family="C059" style:font-pitch="variable"/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Arrow" draw:fill-color="#bce0a3" draw:opacity="100%" draw:textarea-horizontal-align="justify" draw:textarea-vertical-align="middle" draw:auto-grow-height="false" fo:min-height="1.026cm" fo:min-width="5.46cm" draw:shadow="hidden" draw:shadow-offset-x="0.141cm" draw:shadow-offset-y="0.141cm" draw:shadow-opacity="52%"/>
    </style:style>
    <style:style style:name="gr2" style:family="graphic" style:parent-style-name="standard">
      <style:graphic-properties svg:stroke-color="#000000" draw:marker-end="Arrow" draw:fill-color="#eeeeee" draw:opacity="100%" draw:textarea-horizontal-align="justify" draw:textarea-vertical-align="middle" draw:auto-grow-height="false" fo:min-height="1.026cm" fo:min-width="3.564cm" draw:shadow="hidden" draw:shadow-offset-x="0.141cm" draw:shadow-offset-y="0.141cm" draw:shadow-opacity="52%"/>
    </style:style>
    <style:style style:name="gr3" style:family="graphic" style:parent-style-name="standard">
      <style:graphic-properties svg:stroke-color="#000000" draw:marker-end="Arrow" draw:fill-color="#eeeeee" draw:opacity="100%" draw:textarea-horizontal-align="justify" draw:textarea-vertical-align="middle" draw:auto-grow-height="false" fo:min-height="1.025cm" fo:min-width="3.563cm" draw:shadow="hidden" draw:shadow-offset-x="0.141cm" draw:shadow-offset-y="0.141cm" draw:shadow-opacity="52%"/>
    </style:style>
    <style:style style:name="gr4" style:family="graphic" style:parent-style-name="standard">
      <style:graphic-properties svg:stroke-color="#000000" draw:marker-end="Arrow" draw:fill-color="#eeeeee" draw:opacity="100%" draw:textarea-horizontal-align="justify" draw:textarea-vertical-align="middle" draw:auto-grow-height="false" fo:min-height="1.026cm" fo:min-width="3.563cm" draw:shadow="hidden" draw:shadow-offset-x="0.141cm" draw:shadow-offset-y="0.141cm" draw:shadow-opacity="52%"/>
    </style:style>
    <style:style style:name="gr5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6" style:family="graphic" style:parent-style-name="objectwithoutfill">
      <style:graphic-properties draw:marker-end="Arrow" draw:marker-end-width="0.3cm" draw:fill="none" draw:textarea-vertical-align="bottom" draw:shadow="hidden"/>
    </style:style>
    <style:style style:name="gr7" style:family="graphic" style:parent-style-name="standard">
      <style:graphic-properties svg:stroke-color="#000000" draw:marker-end="Arrow" draw:fill-color="#bce0a3" draw:opacity="100%" draw:textarea-horizontal-align="justify" draw:textarea-vertical-align="middle" draw:auto-grow-height="false" fo:min-height="1.026cm" fo:min-width="3.563cm" draw:shadow="hidden" draw:shadow-offset-x="0.141cm" draw:shadow-offset-y="0.141cm" draw:shadow-opacity="52%"/>
    </style:style>
    <style:style style:name="gr8" style:family="graphic" style:parent-style-name="objectwithoutfill" style:list-style-name="L1">
      <style:graphic-properties draw:marker-end="Arrow" draw:marker-end-width="0.3cm" draw:fill="none" draw:textarea-vertical-align="middle" draw:shadow="hidden"/>
    </style:style>
    <style:style style:name="gr9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3.179cm" fo:min-width="5.215cm" draw:shadow="hidden" draw:shadow-opacity="43%"/>
    </style:style>
    <style:style style:name="gr10" style:family="graphic" style:parent-style-name="standard">
      <style:graphic-properties svg:stroke-opacity="0%" draw:opacity="0%" draw:textarea-horizontal-align="justify" draw:textarea-vertical-align="middle" draw:auto-grow-height="false" fo:min-height="0.004cm" fo:min-width="4.072cm"/>
    </style:style>
    <style:style style:name="gr11" style:family="graphic" style:parent-style-name="standard">
      <style:graphic-properties svg:stroke-color="#000000" draw:fill="solid" draw:fill-color="#fafafa" draw:textarea-horizontal-align="justify" draw:textarea-vertical-align="top" draw:auto-grow-height="false" fo:min-height="8.894cm" fo:min-width="18.55cm" draw:shadow="hidden"/>
    </style:style>
    <style:style style:name="gr12" style:family="graphic" style:parent-style-name="standard">
      <style:graphic-properties svg:stroke-color="#000000" draw:fill-color="#dddddd" draw:textarea-horizontal-align="justify" draw:textarea-vertical-align="bottom" draw:auto-grow-height="false" fo:min-height="4.322cm" fo:min-width="5.977cm"/>
    </style:style>
    <style:style style:name="gr13" style:family="graphic" style:parent-style-name="standard">
      <style:graphic-properties svg:stroke-color="#000000" draw:fill="solid" draw:fill-color="#fafafa" draw:textarea-horizontal-align="justify" draw:textarea-vertical-align="top" draw:auto-grow-height="false" fo:min-height="7.116cm" fo:min-width="13.47cm" draw:shadow="hidden"/>
    </style:style>
    <style:style style:name="gr14" style:family="graphic" style:parent-style-name="Default_5f_1">
      <style:graphic-properties svg:stroke-color="#000000" draw:marker-end="Arrow" draw:fill-color="#bce0a3" draw:opacity="100%" draw:textarea-horizontal-align="justify" draw:textarea-vertical-align="middle" draw:auto-grow-height="false" fo:min-height="1.026cm" fo:min-width="3.563cm" draw:shadow="hidden" draw:shadow-offset-x="0.141cm" draw:shadow-offset-y="0.141cm" draw:shadow-opacity="52%"/>
    </style:style>
    <style:style style:name="gr15" style:family="graphic" style:parent-style-name="Default_5f_1">
      <style:graphic-properties svg:stroke-color="#000000" draw:marker-end="Arrow" draw:fill-color="#eeeeee" draw:opacity="100%" draw:textarea-horizontal-align="justify" draw:textarea-vertical-align="middle" draw:auto-grow-height="false" fo:min-height="1.026cm" fo:min-width="3.564cm" draw:shadow="hidden" draw:shadow-offset-x="0.141cm" draw:shadow-offset-y="0.141cm" draw:shadow-opacity="52%"/>
    </style:style>
    <style:style style:name="gr16" style:family="graphic" style:parent-style-name="Object_20_without_20_fill_5f_1">
      <style:graphic-properties draw:marker-end="Arrow" draw:marker-end-width="0.3cm" draw:fill="none" draw:textarea-vertical-align="middle" draw:shadow="hidden"/>
    </style:style>
    <style:style style:name="gr17" style:family="graphic" style:parent-style-name="Default_5f_1" style:list-style-name="L1">
      <style:graphic-properties svg:stroke-color="#000000" draw:fill-color="#eeeeee" draw:textarea-horizontal-align="justify" draw:textarea-vertical-align="middle" draw:auto-grow-height="false" fo:min-height="3.179cm" fo:min-width="5.215cm" draw:shadow="hidden" draw:shadow-opacity="43%"/>
    </style:style>
    <style:style style:name="gr18" style:family="graphic" style:parent-style-name="Default_5f_1">
      <style:graphic-properties svg:stroke-color="#000000" draw:marker-end="Arrow" draw:fill-color="#bce0a3" draw:opacity="100%" draw:textarea-horizontal-align="justify" draw:textarea-vertical-align="middle" draw:auto-grow-height="false" fo:min-height="1.026cm" fo:min-width="3.564cm" draw:shadow="hidden" draw:shadow-offset-x="0.141cm" draw:shadow-offset-y="0.141cm" draw:shadow-opacity="52%"/>
    </style:style>
    <style:style style:name="gr19" style:family="graphic" style:parent-style-name="objectwithoutfill">
      <style:graphic-properties draw:marker-end="Arrow" draw:marker-end-width="0.3cm" draw:fill="none" draw:textarea-vertical-align="top" draw:shadow="hidden"/>
    </style:style>
    <style:style style:name="gr20" style:family="graphic" style:parent-style-name="standard">
      <style:graphic-properties svg:stroke-color="#000000" draw:fill="solid" draw:fill-color="#fafafa" draw:textarea-horizontal-align="justify" draw:textarea-vertical-align="top" draw:auto-grow-height="false" fo:min-height="7.116cm" fo:min-width="6.358cm" draw:shadow="hidden"/>
    </style:style>
    <style:style style:name="gr21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22" style:family="graphic" style:parent-style-name="Default_5f_1">
      <style:graphic-properties svg:stroke-color="#000000" draw:marker-end="Arrow" draw:fill-color="#bce0a3" draw:opacity="100%" draw:textarea-horizontal-align="justify" draw:textarea-vertical-align="middle" draw:auto-grow-height="false" fo:min-height="1.026cm" fo:min-width="5.328cm" draw:shadow="hidden" draw:shadow-offset-x="0.141cm" draw:shadow-offset-y="0.141cm" draw:shadow-opacity="52%"/>
    </style:style>
    <style:style style:name="gr23" style:family="graphic" style:parent-style-name="Default_5f_1">
      <style:graphic-properties svg:stroke-color="#000000" draw:marker-end="Arrow" draw:fill-color="#eeeeee" draw:opacity="100%" draw:textarea-horizontal-align="justify" draw:textarea-vertical-align="middle" draw:auto-grow-height="false" fo:min-height="1.026cm" fo:min-width="5.33cm" draw:shadow="hidden" draw:shadow-offset-x="0.141cm" draw:shadow-offset-y="0.141cm" draw:shadow-opacity="52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bce0a3" draw:opacity="100%"/>
      <style:paragraph-properties fo:margin-left="0cm" fo:margin-right="0cm" fo:text-align="center" fo:text-indent="0cm"/>
      <style:text-properties style:font-name="C059" fo:font-size="12pt"/>
    </style:style>
    <style:style style:name="P3" style:family="paragraph">
      <loext:graphic-properties draw:fill-color="#eeeeee" draw:opacity="100%"/>
      <style:paragraph-properties fo:margin-left="0cm" fo:margin-right="0cm" fo:text-align="center" fo:text-indent="0cm"/>
      <style:text-properties style:font-name="C059" fo:font-size="12pt"/>
    </style:style>
    <style:style style:name="P4" style:family="paragraph">
      <style:paragraph-properties fo:margin-left="1.778cm" fo:margin-right="0cm" fo:text-align="center" fo:text-indent="0cm"/>
    </style:style>
    <style:style style:name="P5" style:family="paragraph">
      <loext:graphic-properties draw:fill="none"/>
      <style:paragraph-properties fo:margin-left="1.778cm" fo:margin-right="0cm" fo:text-align="center" fo:text-indent="0cm"/>
      <style:text-properties style:font-name="C059" fo:font-size="12pt"/>
    </style:style>
    <style:style style:name="P6" style:family="paragraph">
      <style:paragraph-properties fo:margin-left="1.524cm" fo:margin-right="0cm" fo:text-align="center" fo:text-indent="0cm"/>
    </style:style>
    <style:style style:name="P7" style:family="paragraph">
      <loext:graphic-properties draw:fill="none"/>
      <style:paragraph-properties fo:margin-left="1.524cm" fo:margin-right="0cm" fo:text-align="center" fo:text-indent="0cm"/>
      <style:text-properties style:font-name="C059" fo:font-size="12pt"/>
    </style:style>
    <style:style style:name="P8" style:family="paragraph">
      <style:paragraph-properties fo:margin-left="2.438cm" fo:margin-right="0cm" fo:text-align="center" fo:text-indent="0cm"/>
    </style:style>
    <style:style style:name="P9" style:family="paragraph">
      <loext:graphic-properties draw:fill="none"/>
      <style:paragraph-properties fo:margin-left="2.438cm" fo:margin-right="0cm" fo:text-align="center" fo:text-indent="0cm"/>
      <style:text-properties style:font-name="C059" fo:font-size="12pt"/>
    </style:style>
    <style:style style:name="P10" style:family="paragraph">
      <style:paragraph-properties fo:margin-left="2.184cm" fo:margin-right="0cm" fo:text-align="center" fo:text-indent="0cm"/>
    </style:style>
    <style:style style:name="P11" style:family="paragraph">
      <loext:graphic-properties draw:fill="none"/>
      <style:paragraph-properties fo:margin-left="2.184cm" fo:margin-right="0cm" fo:text-align="center" fo:text-indent="0cm"/>
      <style:text-properties style:font-name="C059" fo:font-size="12pt"/>
    </style:style>
    <style:style style:name="P12" style:family="paragraph">
      <loext:graphic-properties draw:fill="none"/>
      <style:paragraph-properties fo:margin-left="0cm" fo:margin-right="0cm" fo:text-align="center" fo:text-indent="0cm"/>
      <style:text-properties style:font-name="C059" fo:font-size="12pt"/>
    </style:style>
    <style:style style:name="P13" style:family="paragraph">
      <style:paragraph-properties fo:margin-left="2.032cm" fo:margin-right="0cm" fo:text-align="center" fo:text-indent="0cm"/>
    </style:style>
    <style:style style:name="P14" style:family="paragraph">
      <loext:graphic-properties draw:fill="none"/>
      <style:paragraph-properties fo:margin-left="2.032cm" fo:margin-right="0cm" fo:text-align="center" fo:text-indent="0cm"/>
      <style:text-properties style:font-name="C059" fo:font-size="12pt"/>
    </style:style>
    <style:style style:name="P15" style:family="paragraph">
      <style:paragraph-properties fo:margin-left="0.406cm" fo:margin-right="0cm" fo:text-align="center" fo:text-indent="0cm"/>
    </style:style>
    <style:style style:name="P16" style:family="paragraph">
      <loext:graphic-properties draw:fill="none"/>
      <style:paragraph-properties fo:margin-left="0.406cm" fo:margin-right="0cm" fo:text-align="center" fo:text-indent="0cm"/>
      <style:text-properties style:font-name="C059" fo:font-size="12pt"/>
    </style:style>
    <style:style style:name="P17" style:family="paragraph">
      <style:paragraph-properties fo:margin-left="0cm" fo:margin-right="2.591cm" fo:text-align="center" fo:text-indent="0cm"/>
    </style:style>
    <style:style style:name="P18" style:family="paragraph">
      <loext:graphic-properties draw:fill="none"/>
      <style:paragraph-properties fo:margin-left="0cm" fo:margin-right="2.591cm" fo:text-align="center" fo:text-indent="0cm"/>
      <style:text-properties style:font-name="C059" fo:font-size="12pt"/>
    </style:style>
    <style:style style:name="P19" style:family="paragraph">
      <style:paragraph-properties fo:margin-left="1.829cm" fo:margin-right="0cm" fo:text-align="center" fo:text-indent="0cm"/>
    </style:style>
    <style:style style:name="P20" style:family="paragraph">
      <loext:graphic-properties draw:fill="none"/>
      <style:paragraph-properties fo:margin-left="1.829cm" fo:margin-right="0cm" fo:text-align="center" fo:text-indent="0cm"/>
      <style:text-properties style:font-name="C059" fo:font-size="12pt"/>
    </style:style>
    <style:style style:name="P21" style:family="paragraph">
      <style:paragraph-properties fo:margin-left="0.203cm" fo:margin-right="0cm" fo:text-align="center" fo:text-indent="0cm"/>
    </style:style>
    <style:style style:name="P22" style:family="paragraph">
      <loext:graphic-properties draw:fill="none"/>
      <style:paragraph-properties fo:margin-left="0.203cm" fo:margin-right="0cm" fo:text-align="center" fo:text-indent="0cm"/>
      <style:text-properties style:font-name="C059" fo:font-size="12pt"/>
    </style:style>
    <style:style style:name="P23" style:family="paragraph">
      <style:paragraph-properties fo:margin-left="0cm" fo:margin-right="0cm" fo:margin-top="0cm" fo:margin-bottom="2.54cm" fo:line-height="100%" fo:text-align="center" fo:text-indent="0cm"/>
    </style:style>
    <style:style style:name="P24" style:family="paragraph">
      <loext:graphic-properties draw:fill="none"/>
      <style:paragraph-properties fo:margin-left="0cm" fo:margin-right="0cm" fo:margin-top="0cm" fo:margin-bottom="2.5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059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text-align="center"/>
    </style:style>
    <style:style style:name="P28" style:family="paragraph">
      <loext:graphic-properties draw:fill="none"/>
      <style:paragraph-properties fo:text-align="center"/>
      <style:text-properties style:font-name="C059" fo:font-size="12pt" style:font-size-asian="12pt" style:font-size-complex="12pt"/>
    </style:style>
    <style:style style:name="P29" style:family="paragraph">
      <style:paragraph-properties fo:margin-left="0cm" fo:margin-right="0cm" fo:margin-top="0cm" fo:margin-bottom="0cm" fo:text-align="center" fo:text-indent="6.299cm"/>
    </style:style>
    <style:style style:name="P30" style:family="paragraph">
      <loext:graphic-properties draw:fill="none"/>
      <style:paragraph-properties fo:margin-left="0cm" fo:margin-right="0cm" fo:margin-top="0cm" fo:margin-bottom="0cm" fo:text-align="center" fo:text-indent="6.299cm"/>
      <style:text-properties style:font-name="C059" fo:font-size="12pt" style:font-size-asian="12pt" style:font-size-complex="12pt"/>
    </style:style>
    <style:style style:name="P31" style:family="paragraph">
      <loext:graphic-properties draw:opacity="0%"/>
      <style:paragraph-properties fo:text-align="center"/>
      <style:text-properties style:font-name="C059" fo:font-size="15pt" style:font-size-asian="15pt" style:font-size-complex="15pt"/>
    </style:style>
    <style:style style:name="P32" style:family="paragraph">
      <style:paragraph-properties fo:text-align="end"/>
    </style:style>
    <style:style style:name="P33" style:family="paragraph">
      <loext:graphic-properties draw:fill="solid" draw:fill-color="#fafafa"/>
      <style:paragraph-properties fo:text-align="end"/>
      <style:text-properties style:font-name="C059" fo:font-size="15pt" style:font-size-asian="15pt" style:font-size-complex="15pt"/>
    </style:style>
    <style:style style:name="P34" style:family="paragraph">
      <loext:graphic-properties draw:fill-color="#dddddd"/>
      <style:paragraph-properties fo:text-align="center"/>
      <style:text-properties style:font-name="C059" fo:font-size="15pt" style:font-size-asian="15pt" style:font-size-complex="15pt"/>
    </style:style>
    <style:style style:name="P35" style:family="paragraph">
      <style:paragraph-properties fo:margin-left="0cm" fo:margin-right="3.15cm" fo:text-align="center" fo:text-indent="0cm"/>
    </style:style>
    <style:style style:name="P36" style:family="paragraph">
      <loext:graphic-properties draw:fill="none"/>
      <style:paragraph-properties fo:margin-left="0cm" fo:margin-right="3.15cm" fo:text-align="center" fo:text-indent="0cm"/>
      <style:text-properties style:font-name="C059" fo:font-size="12pt"/>
    </style:style>
    <style:style style:name="P37" style:family="paragraph">
      <style:paragraph-properties fo:margin-left="0cm" fo:margin-right="4.064cm" fo:text-align="center" fo:text-indent="0cm"/>
    </style:style>
    <style:style style:name="P38" style:family="paragraph">
      <loext:graphic-properties draw:fill="none"/>
      <style:paragraph-properties fo:margin-left="0cm" fo:margin-right="4.064cm" fo:text-align="center" fo:text-indent="0cm"/>
      <style:text-properties style:font-name="C059" fo:font-size="12pt" style:font-size-asian="12pt" style:font-size-complex="12pt"/>
    </style:style>
    <style:style style:name="P39" style:family="paragraph">
      <style:paragraph-properties fo:margin-left="0cm" fo:margin-right="3.505cm" fo:text-align="center" fo:text-indent="0cm"/>
    </style:style>
    <style:style style:name="P40" style:family="paragraph">
      <loext:graphic-properties draw:fill="none"/>
      <style:paragraph-properties fo:margin-left="0cm" fo:margin-right="3.505cm" fo:text-align="center" fo:text-indent="0cm"/>
      <style:text-properties style:font-name="C059" fo:font-size="12pt" style:font-size-asian="12pt" style:font-size-complex="12pt"/>
    </style:style>
    <style:style style:name="P41" style:family="paragraph">
      <loext:graphic-properties draw:fill="none"/>
      <style:paragraph-properties fo:text-align="center"/>
      <style:text-properties style:font-name="C059"/>
    </style:style>
    <style:style style:name="T1" style:family="text">
      <style:text-properties style:font-name="C059" fo:font-size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059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059" fo:font-size="12pt" style:font-size-asian="12pt" style:font-size-complex="12pt"/>
    </style:style>
    <style:style style:name="T5" style:family="text">
      <style:text-properties style:font-name="C059" fo:font-size="15pt" style:font-size-asian="15pt" style:font-size-complex="15pt"/>
    </style:style>
    <style:style style:name="T6" style:family="text">
      <style:text-properties style:text-position="33% 58%" style:font-name="C059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96cm" svg:height="1.412cm" svg:x="7.477cm" svg:y="1.508cm">
          <text:p text:style-name="P1"><text:span text:style-name="T1">Camera</text:span></text:p>
          <text:p text:style-name="P1"><text:span text:style-name="T1">[Intel Realsense D435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4.2cm" svg:height="1.412cm" svg:x="8.493cm" svg:y="3.906cm">
          <text:p text:style-name="P1"><text:span text:style-name="T1">Crop/Reduce width</text:span></text:p>
          <text:p text:style-name="P1"><text:span text:style-name="T1"><text:s/></text:span><text:span text:style-name="T1">to ROI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.2cm" svg:height="1.412cm" svg:x="8.484cm" svg:y="6.319cm">
          <text:p text:style-name="P1"><text:span text:style-name="T1">Threshold by H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4.199cm" svg:height="1.411cm" svg:x="8.485cm" svg:y="8.733cm">
          <text:p text:style-name="P1"><text:span text:style-name="T1">Logical 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4.2cm" svg:height="1.412cm" svg:x="15.088cm" svg:y="3.906cm">
          <text:p text:style-name="P1"><text:span text:style-name="T1">Laplacian Kern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1" draw:id="id11" draw:layer="layout" svg:width="4.2cm" svg:height="1.412cm" svg:x="15.097cm" svg:y="8.732cm">
          <text:p text:style-name="P1"><text:span text:style-name="T1">Di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4.2cm" svg:height="1.412cm" svg:x="8.493cm" svg:y="11.287cm">
          <text:p text:style-name="P1"><text:span text:style-name="T1">Canny edge</text:span></text:p>
          <text:p text:style-name="P1"><text:span text:style-name="T1">dete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4.2cm" svg:height="1.412cm" svg:x="8.493cm" svg:y="13.812cm">
          <text:p text:style-name="P1"><text:span text:style-name="T1">Find contours</text:span></text:p>
          <text:p text:style-name="P1"><text:span text:style-name="T1">(OpenC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7" draw:id="id7" draw:layer="layout" svg:width="4.199cm" svg:height="1.412cm" svg:x="8.493cm" svg:y="16.367cm">
          <text:p text:style-name="P1"><text:span text:style-name="T1">Find larg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8" draw:id="id8" draw:layer="layout" svg:width="4.199cm" svg:height="1.412cm" svg:x="8.493cm" svg:y="18.892cm">
          <text:p text:style-name="P1"><text:span text:style-name="T1">Convert to RO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4.199cm" svg:height="1.412cm" svg:x="8.493cm" svg:y="21.305cm">
          <text:p text:style-name="P1"><text:span text:style-name="T1">Crop by RO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0.525cm" svg:y1="2.92cm" svg:x2="10.593cm" svg:y2="3.906cm" draw:start-shape="id1" draw:start-glue-point="2" draw:end-shape="id2" draw:end-glue-point="0" svg:d="M10525 2920v494h68v492" svg:viewBox="0 0 69 987">
          <text:p text:style-name="P4"><text:span text:style-name="T1">RGBD</text:span></text:p>
        </draw:connector>
        <draw:connector draw:style-name="gr5" draw:text-style-name="P7" draw:layer="layout" svg:x1="10.593cm" svg:y1="5.318cm" svg:x2="10.584cm" svg:y2="6.319cm" draw:start-shape="id2" draw:start-glue-point="2" draw:end-shape="id3" draw:end-glue-point="0" svg:d="M10593 5318v501h-9v500" svg:viewBox="0 0 10 1002">
          <text:p text:style-name="P6"><text:span text:style-name="T1">RGB</text:span></text:p>
        </draw:connector>
        <draw:connector draw:style-name="gr5" draw:text-style-name="P7" draw:layer="layout" svg:x1="10.584cm" svg:y1="7.731cm" svg:x2="10.584cm" svg:y2="8.733cm" draw:start-shape="id3" draw:start-glue-point="2" draw:end-shape="id4" draw:end-glue-point="0" svg:d="M10584 7731v1002" svg:viewBox="0 0 1 1003">
          <text:p text:style-name="P6"><text:span text:style-name="T1">Mask</text:span></text:p>
        </draw:connector>
        <draw:connector draw:style-name="gr5" draw:text-style-name="P7" draw:layer="layout" svg:x1="10.584cm" svg:y1="10.144cm" svg:x2="10.593cm" svg:y2="11.287cm" draw:start-shape="id4" draw:start-glue-point="2" draw:end-shape="id5" draw:end-glue-point="0" svg:d="M10584 10144v572h9v571" svg:viewBox="0 0 10 1144">
          <text:p text:style-name="P6"><text:span text:style-name="T1">Mask</text:span></text:p>
        </draw:connector>
        <draw:connector draw:style-name="gr5" draw:text-style-name="P7" draw:layer="layout" svg:x1="10.593cm" svg:y1="12.699cm" svg:x2="10.593cm" svg:y2="13.812cm" draw:start-shape="id5" draw:start-glue-point="2" draw:end-shape="id6" draw:end-glue-point="0" svg:d="M10593 12699v1113" svg:viewBox="0 0 1 1114">
          <text:p text:style-name="P6"><text:span text:style-name="T1">Edges</text:span></text:p>
        </draw:connector>
        <draw:connector draw:style-name="gr5" draw:text-style-name="P9" draw:layer="layout" svg:x1="10.593cm" svg:y1="15.224cm" svg:x2="10.592cm" svg:y2="16.367cm" draw:start-shape="id6" draw:start-glue-point="2" draw:end-shape="id7" draw:end-glue-point="0" svg:d="M10593 15224v572h-1v571" svg:viewBox="0 0 2 1144">
          <text:p text:style-name="P8"><text:span text:style-name="T1">Contours</text:span></text:p>
        </draw:connector>
        <draw:connector draw:style-name="gr5" draw:text-style-name="P11" draw:layer="layout" svg:x1="10.592cm" svg:y1="17.779cm" svg:x2="10.592cm" svg:y2="18.892cm" draw:start-shape="id7" draw:start-glue-point="2" draw:end-shape="id8" draw:end-glue-point="0" svg:d="M10592 17779v1113" svg:viewBox="0 0 1 1114">
          <text:p text:style-name="P10"><text:span text:style-name="T1">Contour</text:span></text:p>
        </draw:connector>
        <draw:connector draw:style-name="gr5" draw:text-style-name="P7" draw:layer="layout" svg:x1="10.592cm" svg:y1="20.304cm" svg:x2="10.592cm" svg:y2="21.305cm" draw:start-shape="id8" draw:start-glue-point="2" draw:end-shape="id9" draw:end-glue-point="0" svg:d="M10592 20304v1001" svg:viewBox="0 0 1 1002">
          <text:p text:style-name="P6"><text:span text:style-name="T1">ROI</text:span></text:p>
        </draw:connector>
        <draw:connector draw:style-name="gr6" draw:text-style-name="P12" draw:layer="layout" svg:x1="12.693cm" svg:y1="4.612cm" svg:x2="15.088cm" svg:y2="4.612cm" draw:start-shape="id2" draw:start-glue-point="1" draw:end-shape="id10" draw:end-glue-point="3" svg:d="M12693 4612h2395" svg:viewBox="0 0 2396 1">
          <text:p text:style-name="P1"><text:span text:style-name="T1">Green</text:span></text:p>
        </draw:connector>
        <draw:connector draw:style-name="gr5" draw:text-style-name="P14" draw:layer="layout" svg:x1="17.188cm" svg:y1="5.318cm" svg:x2="17.197cm" svg:y2="8.732cm" draw:start-shape="id10" draw:start-glue-point="2" draw:end-shape="id11" draw:end-glue-point="0" svg:d="M17188 5318v1708h9v1706" svg:viewBox="0 0 10 3415">
          <text:p text:style-name="P13"><text:span text:style-name="T1">Laplace</text:span></text:p>
        </draw:connector>
        <draw:connector draw:style-name="gr6" draw:text-style-name="P16" draw:layer="layout" svg:x1="15.097cm" svg:y1="9.438cm" svg:x2="12.684cm" svg:y2="9.438cm" draw:start-shape="id11" draw:start-glue-point="3" draw:end-shape="id4" draw:end-glue-point="1" svg:d="M15097 9438h-2413" svg:viewBox="0 0 2414 1">
          <text:p text:style-name="P15"><text:span text:style-name="T1">Mask</text:span></text:p>
        </draw:connector>
        <draw:connector draw:style-name="gr5" draw:text-style-name="P18" draw:layer="layout" draw:line-skew="-0.387cm" svg:x1="8.493cm" svg:y1="4.612cm" svg:x2="8.493cm" svg:y2="22.011cm" draw:start-shape="id2" draw:start-glue-point="3" draw:end-shape="id9" draw:end-glue-point="3" svg:d="M8493 4612h-889v17399h889" svg:viewBox="0 0 890 17400">
          <text:p text:style-name="P17"><text:span text:style-name="T1">Depth</text:span></text:p>
        </draw:connector>
        <draw:custom-shape draw:style-name="gr4" draw:text-style-name="P3" xml:id="id12" draw:id="id12" draw:layer="layout" svg:width="4.199cm" svg:height="1.412cm" svg:x="8.493cm" svg:y="23.733cm">
          <text:p text:style-name="P1"><text:span text:style-name="T1">Histogram</text:span></text:p>
          <text:p text:style-name="P1"><text:span text:style-name="T1">Percent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3" draw:id="id13" draw:layer="layout" svg:width="4.199cm" svg:height="1.412cm" svg:x="2.008cm" svg:y="21.32cm">
          <text:p text:style-name="P1"><text:span text:style-name="T1">Temporal median</text:span></text:p>
          <text:p text:style-name="P1"><text:span text:style-name="T1">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0" draw:layer="layout" svg:x1="10.592cm" svg:y1="22.717cm" svg:x2="10.592cm" svg:y2="23.733cm" draw:start-shape="id9" draw:start-glue-point="2" draw:end-shape="id12" draw:end-glue-point="0" svg:d="M10592 22717v1016" svg:viewBox="0 0 1 1017">
          <text:p text:style-name="P19"><text:span text:style-name="T1">Depth</text:span></text:p>
        </draw:connector>
        <draw:connector draw:style-name="gr5" draw:text-style-name="P22" draw:layer="layout" draw:line-skew="-0.519cm" svg:x1="8.493cm" svg:y1="24.439cm" svg:x2="6.207cm" svg:y2="22.026cm" draw:start-shape="id12" draw:start-glue-point="3" draw:end-shape="id13" draw:end-glue-point="1" svg:d="M8493 24439h-1662v-2413h-624" svg:viewBox="0 0 2287 2414">
          <text:p text:style-name="P21"><text:span text:style-name="T1">Pos</text:span></text:p>
        </draw:connector>
        <draw:custom-shape draw:style-name="gr7" draw:text-style-name="P2" xml:id="id14" draw:id="id14" draw:layer="layout" svg:width="4.199cm" svg:height="1.412cm" svg:x="2.008cm" svg:y="24.734cm">
          <text:p text:style-name="P1"><text:span text:style-name="T1">TCP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4" draw:layer="layout" svg:x1="4.107cm" svg:y1="22.732cm" svg:x2="4.107cm" svg:y2="24.734cm" draw:start-shape="id13" draw:start-glue-point="2" draw:end-shape="id14" draw:end-glue-point="0" svg:d="M4107 22732v2002" svg:viewBox="0 0 1 2003">
          <text:p text:style-name="P23"><text:span text:style-name="T2">Broccoli Height</text:span></text:p>
        </draw:connector>
        <draw:custom-shape draw:style-name="gr9" draw:text-style-name="P26" draw:layer="layout" svg:width="5.715cm" svg:height="3.429cm" svg:x="1.381cm" svg:y="1.381cm">
          <text:p text:style-name="P25"><text:span text:style-name="T3">BroccoliBot</text:span></text:p>
          <text:p text:style-name="P25"><text:span text:style-name="T3">Image processing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5" draw:id="id15" draw:layer="layout" svg:width="4.199cm" svg:height="1.412cm" svg:x="15.097cm" svg:y="18.892cm">
          <text:p text:style-name="P1"><text:span text:style-name="T1">Calculate image</text:span></text:p>
          <text:p text:style-name="P1"><text:span text:style-name="T1">Center off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8" draw:layer="layout" svg:x1="12.692cm" svg:y1="19.598cm" svg:x2="15.097cm" svg:y2="19.598cm" draw:start-shape="id8" draw:start-glue-point="1" draw:end-shape="id15" draw:end-glue-point="3" svg:d="M12692 19598h2405" svg:viewBox="0 0 2406 1">
          <text:p text:style-name="P27"><text:span text:style-name="T4">X Pos</text:span></text:p>
        </draw:connector>
        <draw:connector draw:style-name="gr6" draw:text-style-name="P30" draw:layer="layout" svg:x1="17.196cm" svg:y1="20.304cm" svg:x2="6.207cm" svg:y2="25.44cm" draw:start-shape="id15" draw:start-glue-point="2" draw:end-shape="id14" draw:end-glue-point="1" svg:d="M17196 20304v5136h-10989" svg:viewBox="0 0 10990 5137">
          <text:p text:style-name="P29"><text:span text:style-name="T4">Center offset</text:span></text:p>
        </draw:connector>
        <draw:custom-shape draw:style-name="gr10" draw:text-style-name="P31" draw:layer="layout" svg:width="4.572cm" svg:height="0.254cm" svg:x="15.351cm" svg:y="1.508cm">
          <text:p text:style-name="P27"><text:span text:style-name="T5">Vision [Jetson TX2]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1" draw:text-style-name="P33" draw:layer="layout" svg:width="19.05cm" svg:height="9.144cm" svg:x="1.254cm" svg:y="17.51cm">
          <text:p text:style-name="P32"><text:span text:style-name="T5">BroccoliBot (Overview)</text:span></text:p>
          <draw:enhanced-geometry svg:viewBox="0 0 21600 21600" draw:type="rectangle" draw:enhanced-path="M 0 0 L 21600 0 21600 21600 0 21600 0 0 Z N"/>
        </draw:custom-shape>
        <draw:custom-shape draw:style-name="gr12" draw:text-style-name="P34" draw:layer="layout" svg:width="6.477cm" svg:height="4.572cm" svg:x="1.508cm" svg:y="19.669cm">
          <text:p text:style-name="P27"><text:span text:style-name="T5">Jetson TX2</text:span></text:p>
          <draw:enhanced-geometry svg:viewBox="0 0 21600 21600" draw:type="rectangle" draw:enhanced-path="M 0 0 L 21600 0 21600 21600 0 21600 0 0 Z N"/>
        </draw:custom-shape>
        <draw:custom-shape draw:style-name="gr13" draw:text-style-name="P33" draw:layer="layout" svg:width="13.97cm" svg:height="7.366cm" svg:x="6.334cm" svg:y="1.254cm">
          <text:p text:style-name="P32"><text:span text:style-name="T5">Server [Jetson TX2]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6" draw:id="id16" draw:layer="layout" svg:width="4.199cm" svg:height="1.412cm" svg:x="8.493cm" svg:y="1.508cm">
          <text:p text:style-name="P1"><text:span text:style-name="T1">TCP Socket</text:span></text:p>
          <text:p text:style-name="P1"><text:span text:style-name="T1">Server (Poll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17" draw:id="id17" draw:layer="layout" svg:width="4.2cm" svg:height="1.412cm" svg:x="8.493cm" svg:y="3.906cm">
          <text:p text:style-name="P1"><text:span text:style-name="T1">Linear calibration</text:span></text:p>
          <text:p text:style-name="P1"><text:span text:style-name="T1">(mm to encod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6" draw:layer="layout" svg:x1="10.592cm" svg:y1="2.92cm" svg:x2="10.593cm" svg:y2="3.906cm" draw:start-shape="id16" draw:start-glue-point="2" draw:end-shape="id17" draw:end-glue-point="0" svg:d="M10592 2920v494h1v492" svg:viewBox="0 0 2 987">
          <text:p text:style-name="P35"><text:span text:style-name="T1">Height (mm)</text:span></text:p>
        </draw:connector>
        <draw:custom-shape draw:style-name="gr17" draw:text-style-name="P26" draw:layer="layout" svg:width="5.715cm" svg:height="3.429cm" svg:x="1.381cm" svg:y="1.381cm">
          <text:p text:style-name="P25"><text:span text:style-name="T3">BroccoliBot</text:span></text:p>
          <text:p text:style-name="P25"><text:span text:style-name="T3">Motion Control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18" draw:id="id18" draw:layer="layout" svg:width="4.2cm" svg:height="1.412cm" svg:x="8.484cm" svg:y="6.446cm">
          <text:p text:style-name="P1"><text:span text:style-name="T1">Gantry Serial</text:span></text:p>
          <text:p text:style-name="P1"><text:span text:style-name="T1">I</text:span><text:span text:style-name="T6">2</text:span><text:span text:style-name="T1">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8" draw:layer="layout" svg:x1="10.593cm" svg:y1="5.318cm" svg:x2="10.584cm" svg:y2="6.446cm" draw:start-shape="id17" draw:start-glue-point="2" draw:end-shape="id18" draw:end-glue-point="0" svg:d="M10593 5318v565h-9v563" svg:viewBox="0 0 10 1129">
          <text:p text:style-name="P37"><text:span text:style-name="T4">Height (encoder)</text:span></text:p>
        </draw:connector>
        <draw:custom-shape draw:style-name="gr15" draw:text-style-name="P3" xml:id="id19" draw:id="id19" draw:layer="layout" svg:width="4.2cm" svg:height="1.412cm" svg:x="15.605cm" svg:y="3.779cm">
          <text:p text:style-name="P1"><text:span text:style-name="T1">Linear calibration</text:span></text:p>
          <text:p text:style-name="P1"><text:span text:style-name="T1">(pixel to steering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20" draw:id="id20" draw:layer="layout" svg:width="4.2cm" svg:height="1.412cm" svg:x="15.596cm" svg:y="6.446cm">
          <text:p text:style-name="P1"><text:span text:style-name="T1">Steering Serial</text:span></text:p>
          <text:p text:style-name="P1"><text:span text:style-name="T1">I</text:span><text:span text:style-name="T6">2</text:span><text:span text:style-name="T1">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28" draw:layer="layout" svg:x1="12.692cm" svg:y1="2.214cm" svg:x2="17.705cm" svg:y2="3.779cm" draw:start-shape="id16" draw:start-glue-point="1" draw:end-shape="id19" draw:end-glue-point="0" svg:d="M12692 2214h5013v1565" svg:viewBox="0 0 5014 1566">
          <text:p text:style-name="P27"><text:span text:style-name="T4">Offset (px)</text:span></text:p>
        </draw:connector>
        <draw:connector draw:style-name="gr5" draw:text-style-name="P40" draw:layer="layout" svg:x1="17.705cm" svg:y1="5.191cm" svg:x2="17.696cm" svg:y2="6.446cm" draw:start-shape="id19" draw:start-glue-point="2" draw:end-shape="id20" draw:end-glue-point="0" svg:d="M17705 5191v628h-9v627" svg:viewBox="0 0 10 1256">
          <text:p text:style-name="P39"><text:span text:style-name="T4">Steering angle</text:span></text:p>
        </draw:connector>
        <draw:custom-shape draw:style-name="gr20" draw:text-style-name="P33" draw:layer="layout" svg:width="6.858cm" svg:height="7.366cm" svg:x="6.334cm" svg:y="8.874cm">
          <text:p text:style-name="P32"><text:span text:style-name="T5">Controller [Arduino]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1" draw:id="id21" draw:layer="layout" svg:width="4.2cm" svg:height="1.412cm" svg:x="6.715cm" svg:y="9.763cm">
          <text:p text:style-name="P1"><text:span text:style-name="T1">I</text:span><text:span text:style-name="T6">2</text:span><text:span text:style-name="T1">C Seri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23" draw:id="id23" draw:layer="layout" svg:width="4.2cm" svg:height="1.412cm" svg:x="6.706cm" svg:y="14.193cm">
          <text:p text:style-name="P1"><text:span text:style-name="T1">Motor PW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22" draw:id="id22" draw:layer="layout" svg:width="4.2cm" svg:height="1.412cm" svg:x="6.706cm" svg:y="12.034cm">
          <text:p text:style-name="P1"><text:span text:style-name="T1">PID Lo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41" draw:layer="layout" svg:x1="8.815cm" svg:y1="11.175cm" svg:x2="8.806cm" svg:y2="12.034cm" draw:start-shape="id21" draw:start-glue-point="2" draw:end-shape="id22" draw:end-glue-point="0" svg:d="M8815 11175v430h-9v429" svg:viewBox="0 0 10 860">
          <text:p/>
        </draw:connector>
        <draw:connector draw:style-name="gr21" draw:text-style-name="P41" draw:layer="layout" svg:x1="8.806cm" svg:y1="13.446cm" svg:x2="8.806cm" svg:y2="14.193cm" draw:start-shape="id22" draw:start-glue-point="2" draw:end-shape="id23" draw:end-glue-point="0" svg:d="M8806 13446v747" svg:viewBox="0 0 1 748">
          <text:p/>
        </draw:connector>
        <draw:custom-shape draw:style-name="gr20" draw:text-style-name="P33" draw:layer="layout" svg:width="6.858cm" svg:height="7.366cm" svg:x="13.446cm" svg:y="8.874cm">
          <text:p text:style-name="P32"><text:span text:style-name="T5">Controller [Arduino]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24" draw:id="id24" draw:layer="layout" svg:width="4.2cm" svg:height="1.412cm" svg:x="13.827cm" svg:y="9.763cm">
          <text:p text:style-name="P1"><text:span text:style-name="T1">I</text:span><text:span text:style-name="T6">2</text:span><text:span text:style-name="T1">C Seri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26" draw:id="id26" draw:layer="layout" svg:width="4.2cm" svg:height="1.412cm" svg:x="13.818cm" svg:y="14.193cm">
          <text:p text:style-name="P1"><text:span text:style-name="T1">Motor PW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25" draw:id="id25" draw:layer="layout" svg:width="4.2cm" svg:height="1.412cm" svg:x="13.818cm" svg:y="12.034cm">
          <text:p text:style-name="P1"><text:span text:style-name="T1">PID Lo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41" draw:layer="layout" svg:x1="15.927cm" svg:y1="11.175cm" svg:x2="15.918cm" svg:y2="12.034cm" draw:start-shape="id24" draw:start-glue-point="2" draw:end-shape="id25" draw:end-glue-point="0" svg:d="M15927 11175v430h-9v429" svg:viewBox="0 0 10 860">
          <text:p/>
        </draw:connector>
        <draw:connector draw:style-name="gr21" draw:text-style-name="P41" draw:layer="layout" svg:x1="15.918cm" svg:y1="13.446cm" svg:x2="15.918cm" svg:y2="14.193cm" draw:start-shape="id25" draw:start-glue-point="2" draw:end-shape="id26" draw:end-glue-point="0" svg:d="M15918 13446v747" svg:viewBox="0 0 1 748">
          <text:p/>
        </draw:connector>
        <draw:custom-shape draw:style-name="gr22" draw:text-style-name="P2" xml:id="id27" draw:id="id27" draw:layer="layout" svg:width="5.964cm" svg:height="1.412cm" svg:x="1.754cm" svg:y="18.003cm">
          <text:p text:style-name="P1"><text:span text:style-name="T1">Camera</text:span></text:p>
          <text:p text:style-name="P1"><text:span text:style-name="T1">[Intel Realsense D435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xml:id="id28" draw:id="id28" draw:layer="layout" svg:width="5.966cm" svg:height="1.412cm" svg:x="1.765cm" svg:y="19.908cm">
          <text:p text:style-name="P1"><text:span text:style-name="T1">Image process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xml:id="id29" draw:id="id29" draw:layer="layout" svg:width="5.966cm" svg:height="1.412cm" svg:x="1.765cm" svg:y="21.813cm">
          <text:p text:style-name="P1"><text:span text:style-name="T1">Motion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30" draw:id="id30" draw:layer="layout" svg:width="4.2cm" svg:height="1.412cm" svg:x="9.628cm" svg:y="20.939cm">
          <text:p text:style-name="P1"><text:span text:style-name="T1">Arduino UNO &amp;</text:span></text:p>
          <text:p text:style-name="P1"><text:span text:style-name="T1">Motor 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31" draw:id="id31" draw:layer="layout" svg:width="4.2cm" svg:height="1.412cm" svg:x="9.628cm" svg:y="22.971cm">
          <text:p text:style-name="P1"><text:span text:style-name="T1">Arduino UNO &amp;</text:span></text:p>
          <text:p text:style-name="P1"><text:span text:style-name="T1">Motor 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32" draw:id="id32" draw:layer="layout" svg:width="4.199cm" svg:height="1.412cm" svg:x="15.589cm" svg:y="20.939cm">
          <text:p text:style-name="P1"><text:span text:style-name="T1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33" draw:id="id33" draw:layer="layout" svg:width="4.199cm" svg:height="1.412cm" svg:x="15.597cm" svg:y="22.971cm">
          <text:p text:style-name="P1"><text:span text:style-name="T1">Mo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41" draw:layer="layout" svg:x1="4.736cm" svg:y1="19.415cm" svg:x2="4.748cm" svg:y2="19.908cm" draw:start-shape="id27" draw:start-glue-point="2" draw:end-shape="id28" draw:end-glue-point="0" svg:d="M4736 19415v247h12v246" svg:viewBox="0 0 13 494">
          <text:p/>
        </draw:connector>
        <draw:connector draw:style-name="gr21" draw:text-style-name="P41" draw:layer="layout" svg:x1="4.748cm" svg:y1="21.32cm" svg:x2="4.748cm" svg:y2="21.813cm" draw:start-shape="id28" draw:start-glue-point="2" draw:end-shape="id29" draw:end-glue-point="0" svg:d="M4748 21320v493" svg:viewBox="0 0 1 494">
          <text:p/>
        </draw:connector>
        <draw:connector draw:style-name="gr21" draw:text-style-name="P41" draw:layer="layout" draw:type="curve" svg:x1="7.731cm" svg:y1="22.519cm" svg:x2="9.628cm" svg:y2="21.645cm" draw:start-shape="id29" draw:start-glue-point="1" draw:end-shape="id30" draw:end-glue-point="3" svg:d="M7731 22519c1423 0 475-874 1897-874" svg:viewBox="0 0 1898 875">
          <text:p/>
        </draw:connector>
        <draw:connector draw:style-name="gr21" draw:text-style-name="P41" draw:layer="layout" draw:type="curve" svg:x1="7.731cm" svg:y1="22.519cm" svg:x2="9.628cm" svg:y2="23.677cm" draw:start-shape="id29" draw:start-glue-point="1" draw:end-shape="id31" draw:end-glue-point="3" svg:d="M7731 22519c1423 0 475 1158 1897 1158" svg:viewBox="0 0 1898 1159">
          <text:p/>
        </draw:connector>
        <draw:connector draw:style-name="gr21" draw:text-style-name="P41" draw:layer="layout" svg:x1="13.828cm" svg:y1="21.645cm" svg:x2="15.589cm" svg:y2="21.645cm" draw:start-shape="id30" draw:start-glue-point="1" draw:end-shape="id32" draw:end-glue-point="3" svg:d="M13828 21645h1761" svg:viewBox="0 0 1762 1">
          <text:p/>
        </draw:connector>
        <draw:connector draw:style-name="gr21" draw:text-style-name="P41" draw:layer="layout" svg:x1="13.828cm" svg:y1="23.677cm" svg:x2="15.597cm" svg:y2="23.677cm" draw:start-shape="id31" draw:start-glue-point="1" draw:end-shape="id33" draw:end-glue-point="3" svg:d="M13828 23677h1769" svg:viewBox="0 0 177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059" svg:font-family="C059" style:font-pitch="variable"/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6T11:18:38.809534895</meta:creation-date>
    <dc:date>2018-11-04T22:59:22.359763708</dc:date>
    <meta:editing-duration>PT23M6S</meta:editing-duration>
    <meta:editing-cycles>8</meta:editing-cycles>
    <meta:generator>LibreOffice/6.1.2.1$Linux_X86_64 LibreOffice_project/10$Build-1</meta:generator>
    <meta:document-statistic meta:object-count="72"/>
  </office:meta>
</office:document-meta>
</file>